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18in"/>
    </style:style>
    <style:style style:name="co3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5.6429in"/>
    </style:style>
    <style:style style:name="co6" style:family="table-column">
      <style:table-column-properties fo:break-before="auto" style:column-width="1.436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2">
          <table:table-cell table:formula="of:=NOW()" office:value-type="date" office:date-value="2012-11-12T15:59:51">
            <text:p>11/12/12 03:59 PM</text:p>
          </table:table-cell>
          <table:table-cell table:formula="of:=TEXT([.A1];&quot;YYYYMMDDHHMM&quot;)" office:value-type="string" office:string-value="201211121559">
            <text:p>201211121559</text:p>
          </table:table-cell>
          <table:table-cell/>
          <table:table-cell office:value-type="string">
            <text:p>sed <text:s/>'/jdk1.6/d' _* | sed '/lang:en/d' &gt; alltweets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politics</text:p>
          </table:table-cell>
          <table:table-cell office:value-type="string">
            <text:p>politic</text:p>
          </table:table-cell>
          <table:table-cell table:formula="of:=CONCATENATE([.A2];&quot; &quot;;[.B2];&quot; &quot;;[.C2];&quot;&gt; ../data/_&quot;;[.$B$1];[.B2];SUBSTITUTE(SUBSTITUTE([.C2];&quot;'&quot;;&quot;&quot;);&quot; &quot;;&quot;&quot;);&quot;.txt&quot;)" office:value-type="string" office:string-value=" ./executeUserMention.sh  politics politic&gt; ../data/_201211121559politicspolitic.txt">
            <text:p><text:s/>./executeUserMention.sh <text:s/>politics politic&gt; ../data/_201211121559politicspolitic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politics</text:p>
          </table:table-cell>
          <table:table-cell office:value-type="string">
            <text:p>obama</text:p>
          </table:table-cell>
          <table:table-cell table:formula="of:=CONCATENATE([.A3];&quot; &quot;;[.B3];&quot; &quot;;[.C3];&quot;&gt; _D10&quot;;[.$B$1];[.B3];SUBSTITUTE(SUBSTITUTE([.C3];&quot;'&quot;;&quot;&quot;);&quot; &quot;;&quot;&quot;);&quot;.txt&quot;)" office:value-type="string" office:string-value=" ./executeUserMention.sh  politics obama&gt; _D10201211121559politicsobama.txt">
            <text:p><text:s/>./executeUserMention.sh <text:s/>politics obama&gt; _D10201211121559politicsobama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politics</text:p>
          </table:table-cell>
          <table:table-cell office:value-type="string">
            <text:p>romney</text:p>
          </table:table-cell>
          <table:table-cell table:formula="of:=CONCATENATE([.A4];&quot; &quot;;[.B4];&quot; &quot;;[.C4];&quot;&gt; _D10&quot;;[.$B$1];[.B4];SUBSTITUTE(SUBSTITUTE([.C4];&quot;'&quot;;&quot;&quot;);&quot; &quot;;&quot;&quot;);&quot;.txt&quot;)" office:value-type="string" office:string-value=" ./executeUserMention.sh  politics romney&gt; _D10201211121559politicsromney.txt">
            <text:p><text:s/>./executeUserMention.sh <text:s/>politics romney&gt; _D10201211121559politicsromney.txt</text:p>
          </table:table-cell>
          <table:table-cell table:number-columns-repeated="4"/>
          <table:table-cell office:value-type="string">
            <text:p>=</text:p>
          </table:table-cell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politics</text:p>
          </table:table-cell>
          <table:table-cell office:value-type="string">
            <text:p>government</text:p>
          </table:table-cell>
          <table:table-cell table:formula="of:=CONCATENATE([.A5];&quot; &quot;;[.B5];&quot; &quot;;[.C5];&quot;&gt; _D10&quot;;[.$B$1];[.B5];SUBSTITUTE(SUBSTITUTE([.C5];&quot;'&quot;;&quot;&quot;);&quot; &quot;;&quot;&quot;);&quot;.txt&quot;)" office:value-type="string" office:string-value=" ./executeUserMention.sh  politics government&gt; _D10201211121559politicsgovernment.txt">
            <text:p><text:s/>./executeUserMention.sh <text:s/>politics government&gt; _D10201211121559politicsgovernment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politics</text:p>
          </table:table-cell>
          <table:table-cell office:value-type="string">
            <text:p>vote</text:p>
          </table:table-cell>
          <table:table-cell table:formula="of:=CONCATENATE([.A6];&quot; &quot;;[.B6];&quot; &quot;;[.C6];&quot;&gt; _D10&quot;;[.$B$1];[.B6];SUBSTITUTE(SUBSTITUTE([.C6];&quot;'&quot;;&quot;&quot;);&quot; &quot;;&quot;&quot;);&quot;.txt&quot;)" office:value-type="string" office:string-value=" ./executeUserMention.sh  politics vote&gt; _D10201211121559politicsvote.txt">
            <text:p><text:s/>./executeUserMention.sh <text:s/>politics vote&gt; _D10201211121559politicsvote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politics</text:p>
          </table:table-cell>
          <table:table-cell office:value-type="string">
            <text:p>election</text:p>
          </table:table-cell>
          <table:table-cell table:formula="of:=CONCATENATE([.A7];&quot; &quot;;[.B7];&quot; &quot;;[.C7];&quot;&gt; _D10&quot;;[.$B$1];[.B7];SUBSTITUTE(SUBSTITUTE([.C7];&quot;'&quot;;&quot;&quot;);&quot; &quot;;&quot;&quot;);&quot;.txt&quot;)" office:value-type="string" office:string-value=" ./executeUserMention.sh  politics election&gt; _D10201211121559politicselection.txt">
            <text:p><text:s/>./executeUserMention.sh <text:s/>politics election&gt; _D10201211121559politicselection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sports</text:p>
          </table:table-cell>
          <table:table-cell office:value-type="string">
            <text:p>soccer</text:p>
          </table:table-cell>
          <table:table-cell table:formula="of:=CONCATENATE([.A8];&quot; &quot;;[.B8];&quot; &quot;;[.C8];&quot;&gt; _D10&quot;;[.$B$1];[.B8];SUBSTITUTE(SUBSTITUTE([.C8];&quot;'&quot;;&quot;&quot;);&quot; &quot;;&quot;&quot;);&quot;.txt&quot;)" office:value-type="string" office:string-value=" ./executeUserMention.sh  sports soccer&gt; _D10201211121559sportssoccer.txt">
            <text:p><text:s/>./executeUserMention.sh <text:s/>sports soccer&gt; _D10201211121559sportssoccer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sports</text:p>
          </table:table-cell>
          <table:table-cell office:value-type="string">
            <text:p>football</text:p>
          </table:table-cell>
          <table:table-cell table:formula="of:=CONCATENATE([.A9];&quot; &quot;;[.B9];&quot; &quot;;[.C9];&quot;&gt; _D10&quot;;[.$B$1];[.B9];SUBSTITUTE(SUBSTITUTE([.C9];&quot;'&quot;;&quot;&quot;);&quot; &quot;;&quot;&quot;);&quot;.txt&quot;)" office:value-type="string" office:string-value=" ./executeUserMention.sh  sports football&gt; _D10201211121559sportsfootball.txt">
            <text:p><text:s/>./executeUserMention.sh <text:s/>sports football&gt; _D10201211121559sportsfootball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sports</text:p>
          </table:table-cell>
          <table:table-cell office:value-type="string">
            <text:p>basketball</text:p>
          </table:table-cell>
          <table:table-cell table:formula="of:=CONCATENATE([.A10];&quot; &quot;;[.B10];&quot; &quot;;[.C10];&quot;&gt; _D10&quot;;[.$B$1];[.B10];SUBSTITUTE(SUBSTITUTE([.C10];&quot;'&quot;;&quot;&quot;);&quot; &quot;;&quot;&quot;);&quot;.txt&quot;)" office:value-type="string" office:string-value=" ./executeUserMention.sh  sports basketball&gt; _D10201211121559sportsbasketball.txt">
            <text:p><text:s/>./executeUserMention.sh <text:s/>sports basketball&gt; _D10201211121559sportsbasketball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sports</text:p>
          </table:table-cell>
          <table:table-cell office:value-type="string">
            <text:p>volleyball</text:p>
          </table:table-cell>
          <table:table-cell table:formula="of:=CONCATENATE([.A11];&quot; &quot;;[.B11];&quot; &quot;;[.C11];&quot;&gt; _D10&quot;;[.$B$1];[.B11];SUBSTITUTE(SUBSTITUTE([.C11];&quot;'&quot;;&quot;&quot;);&quot; &quot;;&quot;&quot;);&quot;.txt&quot;)" office:value-type="string" office:string-value=" ./executeUserMention.sh  sports volleyball&gt; _D10201211121559sportsvolleyball.txt">
            <text:p><text:s/>./executeUserMention.sh <text:s/>sports volleyball&gt; _D10201211121559sportsvolleyball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fashion</text:p>
          </table:table-cell>
          <table:table-cell office:value-type="string">
            <text:p>sartorialist</text:p>
          </table:table-cell>
          <table:table-cell table:formula="of:=CONCATENATE([.A12];&quot; &quot;;[.B12];&quot; &quot;;[.C12];&quot;&gt; _D10&quot;;[.$B$1];[.B12];SUBSTITUTE(SUBSTITUTE([.C12];&quot;'&quot;;&quot;&quot;);&quot; &quot;;&quot;&quot;);&quot;.txt&quot;)" office:value-type="string" office:string-value=" ./executeUserMention.sh  fashion sartorialist&gt; _D10201211121559fashionsartorialist.txt">
            <text:p><text:s/>./executeUserMention.sh <text:s/>fashion sartorialist&gt; _D10201211121559fashionsartorialist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fashion</text:p>
          </table:table-cell>
          <table:table-cell office:value-type="string">
            <text:p>032c</text:p>
          </table:table-cell>
          <table:table-cell table:formula="of:=CONCATENATE([.A13];&quot; &quot;;[.B13];&quot; &quot;;[.C13];&quot;&gt; _D10&quot;;[.$B$1];[.B13];SUBSTITUTE(SUBSTITUTE([.C13];&quot;'&quot;;&quot;&quot;);&quot; &quot;;&quot;&quot;);&quot;.txt&quot;)" office:value-type="string" office:string-value=" ./executeUserMention.sh  fashion 032c&gt; _D10201211121559fashion032c.txt">
            <text:p><text:s/>./executeUserMention.sh <text:s/>fashion 032c&gt; _D10201211121559fashion032c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fashion</text:p>
          </table:table-cell>
          <table:table-cell office:value-type="string">
            <text:p>'Lara Stone'</text:p>
          </table:table-cell>
          <table:table-cell table:formula="of:=CONCATENATE([.A14];&quot; &quot;;[.B14];&quot; &quot;;[.C14];&quot;&gt; _D10&quot;;[.$B$1];[.B14];SUBSTITUTE(SUBSTITUTE([.C14];&quot;'&quot;;&quot;&quot;);&quot; &quot;;&quot;&quot;);&quot;.txt&quot;)" office:value-type="string" office:string-value=" ./executeUserMention.sh  fashion 'Lara Stone'&gt; _D10201211121559fashionLaraStone.txt">
            <text:p><text:s/>./executeUserMention.sh <text:s/>fashion 'Lara Stone'&gt; _D10201211121559fashionLaraStone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table:number-columns-repeated="2" office:value-type="string">
            <text:p>fashion</text:p>
          </table:table-cell>
          <table:table-cell table:formula="of:=CONCATENATE([.A15];&quot; &quot;;[.B15];&quot; &quot;;[.C15];&quot;&gt; _D10&quot;;[.$B$1];[.B15];SUBSTITUTE(SUBSTITUTE([.C15];&quot;'&quot;;&quot;&quot;);&quot; &quot;;&quot;&quot;);&quot;.txt&quot;)" office:value-type="string" office:string-value=" ./executeUserMention.sh  fashion fashion&gt; _D10201211121559fashionfashion.txt">
            <text:p><text:s/>./executeUserMention.sh <text:s/>fashion fashion&gt; _D10201211121559fashionfashion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technology</text:p>
          </table:table-cell>
          <table:table-cell office:value-type="string">
            <text:p>apple</text:p>
          </table:table-cell>
          <table:table-cell table:formula="of:=CONCATENATE([.A16];&quot; &quot;;[.B16];&quot; &quot;;[.C16];&quot;&gt; _D10&quot;;[.$B$1];[.B16];SUBSTITUTE(SUBSTITUTE([.C16];&quot;'&quot;;&quot;&quot;);&quot; &quot;;&quot;&quot;);&quot;.txt&quot;)" office:value-type="string" office:string-value=" ./executeUserMention.sh  technology apple&gt; _D10201211121559technologyapple.txt">
            <text:p><text:s/>./executeUserMention.sh <text:s/>technology apple&gt; _D10201211121559technologyapple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technology</text:p>
          </table:table-cell>
          <table:table-cell office:value-type="string">
            <text:p>samsung</text:p>
          </table:table-cell>
          <table:table-cell table:formula="of:=CONCATENATE([.A17];&quot; &quot;;[.B17];&quot; &quot;;[.C17];&quot;&gt; _D10&quot;;[.$B$1];[.B17];SUBSTITUTE(SUBSTITUTE([.C17];&quot;'&quot;;&quot;&quot;);&quot; &quot;;&quot;&quot;);&quot;.txt&quot;)" office:value-type="string" office:string-value=" ./executeUserMention.sh  technology samsung&gt; _D10201211121559technologysamsung.txt">
            <text:p><text:s/>./executeUserMention.sh <text:s/>technology samsung&gt; _D10201211121559technologysamsung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technology</text:p>
          </table:table-cell>
          <table:table-cell office:value-type="string">
            <text:p>google</text:p>
          </table:table-cell>
          <table:table-cell table:formula="of:=CONCATENATE([.A18];&quot; &quot;;[.B18];&quot; &quot;;[.C18];&quot;&gt; _D10&quot;;[.$B$1];[.B18];SUBSTITUTE(SUBSTITUTE([.C18];&quot;'&quot;;&quot;&quot;);&quot; &quot;;&quot;&quot;);&quot;.txt&quot;)" office:value-type="string" office:string-value=" ./executeUserMention.sh  technology google&gt; _D10201211121559technologygoogle.txt">
            <text:p><text:s/>./executeUserMention.sh <text:s/>technology google&gt; _D10201211121559technologygoogle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technology</text:p>
          </table:table-cell>
          <table:table-cell office:value-type="string">
            <text:p>oracle</text:p>
          </table:table-cell>
          <table:table-cell table:formula="of:=CONCATENATE([.A19];&quot; &quot;;[.B19];&quot; &quot;;[.C19];&quot;&gt; _D10&quot;;[.$B$1];[.B19];SUBSTITUTE(SUBSTITUTE([.C19];&quot;'&quot;;&quot;&quot;);&quot; &quot;;&quot;&quot;);&quot;.txt&quot;)" office:value-type="string" office:string-value=" ./executeUserMention.sh  technology oracle&gt; _D10201211121559technologyoracle.txt">
            <text:p><text:s/>./executeUserMention.sh <text:s/>technology oracle&gt; _D10201211121559technologyoracle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technology</text:p>
          </table:table-cell>
          <table:table-cell office:value-type="string">
            <text:p>samsung</text:p>
          </table:table-cell>
          <table:table-cell table:formula="of:=CONCATENATE([.A20];&quot; &quot;;[.B20];&quot; &quot;;[.C20];&quot;&gt; _D10&quot;;[.$B$1];[.B20];SUBSTITUTE(SUBSTITUTE([.C20];&quot;'&quot;;&quot;&quot;);&quot; &quot;;&quot;&quot;);&quot;.txt&quot;)" office:value-type="string" office:string-value=" ./executeUserMention.sh  technology samsung&gt; _D10201211121559technologysamsung.txt">
            <text:p><text:s/>./executeUserMention.sh <text:s/>technology samsung&gt; _D10201211121559technologysamsung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technology</text:p>
          </table:table-cell>
          <table:table-cell office:value-type="string">
            <text:p>digital</text:p>
          </table:table-cell>
          <table:table-cell table:formula="of:=CONCATENATE([.A21];&quot; &quot;;[.B21];&quot; &quot;;[.C21];&quot;&gt; _D10&quot;;[.$B$1];[.B21];SUBSTITUTE(SUBSTITUTE([.C21];&quot;'&quot;;&quot;&quot;);&quot; &quot;;&quot;&quot;);&quot;.txt&quot;)" office:value-type="string" office:string-value=" ./executeUserMention.sh  technology digital&gt; _D10201211121559technologydigital.txt">
            <text:p><text:s/>./executeUserMention.sh <text:s/>technology digital&gt; _D10201211121559technologydigital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technology</text:p>
          </table:table-cell>
          <table:table-cell office:value-type="string">
            <text:p>tablet</text:p>
          </table:table-cell>
          <table:table-cell table:formula="of:=CONCATENATE([.A22];&quot; &quot;;[.B22];&quot; &quot;;[.C22];&quot;&gt; _D10&quot;;[.$B$1];[.B22];SUBSTITUTE(SUBSTITUTE([.C22];&quot;'&quot;;&quot;&quot;);&quot; &quot;;&quot;&quot;);&quot;.txt&quot;)" office:value-type="string" office:string-value=" ./executeUserMention.sh  technology tablet&gt; _D10201211121559technologytablet.txt">
            <text:p><text:s/>./executeUserMention.sh <text:s/>technology tablet&gt; _D10201211121559technologytablet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technology</text:p>
          </table:table-cell>
          <table:table-cell office:value-type="string">
            <text:p>smartphone</text:p>
          </table:table-cell>
          <table:table-cell table:formula="of:=CONCATENATE([.A23];&quot; &quot;;[.B23];&quot; &quot;;[.C23];&quot;&gt; _D10&quot;;[.$B$1];[.B23];SUBSTITUTE(SUBSTITUTE([.C23];&quot;'&quot;;&quot;&quot;);&quot; &quot;;&quot;&quot;);&quot;.txt&quot;)" office:value-type="string" office:string-value=" ./executeUserMention.sh  technology smartphone&gt; _D10201211121559technologysmartphone.txt">
            <text:p><text:s/>./executeUserMention.sh <text:s/>technology smartphone&gt; _D10201211121559technologysmartphone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technology</text:p>
          </table:table-cell>
          <table:table-cell office:value-type="string">
            <text:p>microsoft</text:p>
          </table:table-cell>
          <table:table-cell table:formula="of:=CONCATENATE([.A24];&quot; &quot;;[.B24];&quot; &quot;;[.C24];&quot;&gt; _D10&quot;;[.$B$1];[.B24];SUBSTITUTE(SUBSTITUTE([.C24];&quot;'&quot;;&quot;&quot;);&quot; &quot;;&quot;&quot;);&quot;.txt&quot;)" office:value-type="string" office:string-value=" ./executeUserMention.sh  technology microsoft&gt; _D10201211121559technologymicrosoft.txt">
            <text:p><text:s/>./executeUserMention.sh <text:s/>technology microsoft&gt; _D10201211121559technologymicrosoft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technology</text:p>
          </table:table-cell>
          <table:table-cell office:value-type="string">
            <text:p>netflix</text:p>
          </table:table-cell>
          <table:table-cell table:formula="of:=CONCATENATE([.A25];&quot; &quot;;[.B25];&quot; &quot;;[.C25];&quot;&gt; _D10&quot;;[.$B$1];[.B25];SUBSTITUTE(SUBSTITUTE([.C25];&quot;'&quot;;&quot;&quot;);&quot; &quot;;&quot;&quot;);&quot;.txt&quot;)" office:value-type="string" office:string-value=" ./executeUserMention.sh  technology netflix&gt; _D10201211121559technologynetflix.txt">
            <text:p><text:s/>./executeUserMention.sh <text:s/>technology netflix&gt; _D10201211121559technologynetflix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technology</text:p>
          </table:table-cell>
          <table:table-cell office:value-type="string">
            <text:p>pandora</text:p>
          </table:table-cell>
          <table:table-cell table:formula="of:=CONCATENATE([.A26];&quot; &quot;;[.B26];&quot; &quot;;[.C26];&quot;&gt; _D10&quot;;[.$B$1];[.B26];SUBSTITUTE(SUBSTITUTE([.C26];&quot;'&quot;;&quot;&quot;);&quot; &quot;;&quot;&quot;);&quot;.txt&quot;)" office:value-type="string" office:string-value=" ./executeUserMention.sh  technology pandora&gt; _D10201211121559technologypandora.txt">
            <text:p><text:s/>./executeUserMention.sh <text:s/>technology pandora&gt; _D10201211121559technologypandora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socialmedia</text:p>
          </table:table-cell>
          <table:table-cell office:value-type="string">
            <text:p>'social media'</text:p>
          </table:table-cell>
          <table:table-cell table:formula="of:=CONCATENATE([.A27];&quot; &quot;;[.B27];&quot; &quot;;[.C27];&quot;&gt; _D10&quot;;[.$B$1];[.B27];SUBSTITUTE(SUBSTITUTE([.C27];&quot;'&quot;;&quot;&quot;);&quot; &quot;;&quot;&quot;);&quot;.txt&quot;)" office:value-type="string" office:string-value=" ./executeUserMention.sh  socialmedia 'social media'&gt; _D10201211121559socialmediasocialmedia.txt">
            <text:p><text:s/>./executeUserMention.sh <text:s/>socialmedia 'social media'&gt; _D10201211121559socialmediasocialmedia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socialmedia</text:p>
          </table:table-cell>
          <table:table-cell office:value-type="string">
            <text:p>facebook</text:p>
          </table:table-cell>
          <table:table-cell table:formula="of:=CONCATENATE([.A28];&quot; &quot;;[.B28];&quot; &quot;;[.C28];&quot;&gt; _D10&quot;;[.$B$1];[.B28];SUBSTITUTE(SUBSTITUTE([.C28];&quot;'&quot;;&quot;&quot;);&quot; &quot;;&quot;&quot;);&quot;.txt&quot;)" office:value-type="string" office:string-value=" ./executeUserMention.sh  socialmedia facebook&gt; _D10201211121559socialmediafacebook.txt">
            <text:p><text:s/>./executeUserMention.sh <text:s/>socialmedia facebook&gt; _D10201211121559socialmediafacebook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socialmedia</text:p>
          </table:table-cell>
          <table:table-cell office:value-type="string">
            <text:p>twitter</text:p>
          </table:table-cell>
          <table:table-cell table:formula="of:=CONCATENATE([.A29];&quot; &quot;;[.B29];&quot; &quot;;[.C29];&quot;&gt; _D10&quot;;[.$B$1];[.B29];SUBSTITUTE(SUBSTITUTE([.C29];&quot;'&quot;;&quot;&quot;);&quot; &quot;;&quot;&quot;);&quot;.txt&quot;)" office:value-type="string" office:string-value=" ./executeUserMention.sh  socialmedia twitter&gt; _D10201211121559socialmediatwitter.txt">
            <text:p><text:s/>./executeUserMention.sh <text:s/>socialmedia twitter&gt; _D10201211121559socialmediatwitter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table:number-columns-repeated="2" office:value-type="string">
            <text:p>business</text:p>
          </table:table-cell>
          <table:table-cell table:formula="of:=CONCATENATE([.A30];&quot; &quot;;[.B30];&quot; &quot;;[.C30];&quot;&gt; _D10&quot;;[.$B$1];[.B30];SUBSTITUTE(SUBSTITUTE([.C30];&quot;'&quot;;&quot;&quot;);&quot; &quot;;&quot;&quot;);&quot;.txt&quot;)" office:value-type="string" office:string-value=" ./executeUserMention.sh  business business&gt; _D10201211121559businessbusiness.txt">
            <text:p><text:s/>./executeUserMention.sh <text:s/>business business&gt; _D10201211121559businessbusiness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business</text:p>
          </table:table-cell>
          <table:table-cell office:value-type="string">
            <text:p>bank</text:p>
          </table:table-cell>
          <table:table-cell table:formula="of:=CONCATENATE([.A31];&quot; &quot;;[.B31];&quot; &quot;;[.C31];&quot;&gt; _D10&quot;;[.$B$1];[.B31];SUBSTITUTE(SUBSTITUTE([.C31];&quot;'&quot;;&quot;&quot;);&quot; &quot;;&quot;&quot;);&quot;.txt&quot;)" office:value-type="string" office:string-value=" ./executeUserMention.sh  business bank&gt; _D10201211121559businessbank.txt">
            <text:p><text:s/>./executeUserMention.sh <text:s/>business bank&gt; _D10201211121559businessbank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business</text:p>
          </table:table-cell>
          <table:table-cell office:value-type="string">
            <text:p>dividend</text:p>
          </table:table-cell>
          <table:table-cell table:formula="of:=CONCATENATE([.A32];&quot; &quot;;[.B32];&quot; &quot;;[.C32];&quot;&gt; _D10&quot;;[.$B$1];[.B32];SUBSTITUTE(SUBSTITUTE([.C32];&quot;'&quot;;&quot;&quot;);&quot; &quot;;&quot;&quot;);&quot;.txt&quot;)" office:value-type="string" office:string-value=" ./executeUserMention.sh  business dividend&gt; _D10201211121559businessdividend.txt">
            <text:p><text:s/>./executeUserMention.sh <text:s/>business dividend&gt; _D10201211121559businessdividend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business</text:p>
          </table:table-cell>
          <table:table-cell office:value-type="string">
            <text:p>finance</text:p>
          </table:table-cell>
          <table:table-cell table:formula="of:=CONCATENATE([.A33];&quot; &quot;;[.B33];&quot; &quot;;[.C33];&quot;&gt; _D10&quot;;[.$B$1];[.B33];SUBSTITUTE(SUBSTITUTE([.C33];&quot;'&quot;;&quot;&quot;);&quot; &quot;;&quot;&quot;);&quot;.txt&quot;)" office:value-type="string" office:string-value=" ./executeUserMention.sh  business finance&gt; _D10201211121559businessfinance.txt">
            <text:p><text:s/>./executeUserMention.sh <text:s/>business finance&gt; _D10201211121559businessfinance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business</text:p>
          </table:table-cell>
          <table:table-cell office:value-type="string">
            <text:p>ipo</text:p>
          </table:table-cell>
          <table:table-cell table:formula="of:=CONCATENATE([.A34];&quot; &quot;;[.B34];&quot; &quot;;[.C34];&quot;&gt; _D10&quot;;[.$B$1];[.B34];SUBSTITUTE(SUBSTITUTE([.C34];&quot;'&quot;;&quot;&quot;);&quot; &quot;;&quot;&quot;);&quot;.txt&quot;)" office:value-type="string" office:string-value=" ./executeUserMention.sh  business ipo&gt; _D10201211121559businessipo.txt">
            <text:p><text:s/>./executeUserMention.sh <text:s/>business ipo&gt; _D10201211121559businessipo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business</text:p>
          </table:table-cell>
          <table:table-cell office:value-type="string">
            <text:p>money</text:p>
          </table:table-cell>
          <table:table-cell table:formula="of:=CONCATENATE([.A35];&quot; &quot;;[.B35];&quot; &quot;;[.C35];&quot;&gt; _D10&quot;;[.$B$1];[.B35];SUBSTITUTE(SUBSTITUTE([.C35];&quot;'&quot;;&quot;&quot;);&quot; &quot;;&quot;&quot;);&quot;.txt&quot;)" office:value-type="string" office:string-value=" ./executeUserMention.sh  business money&gt; _D10201211121559businessmoney.txt">
            <text:p><text:s/>./executeUserMention.sh <text:s/>business money&gt; _D10201211121559businessmoney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business</text:p>
          </table:table-cell>
          <table:table-cell office:value-type="string">
            <text:p>stock</text:p>
          </table:table-cell>
          <table:table-cell table:formula="of:=CONCATENATE([.A36];&quot; &quot;;[.B36];&quot; &quot;;[.C36];&quot;&gt; _D10&quot;;[.$B$1];[.B36];SUBSTITUTE(SUBSTITUTE([.C36];&quot;'&quot;;&quot;&quot;);&quot; &quot;;&quot;&quot;);&quot;.txt&quot;)" office:value-type="string" office:string-value=" ./executeUserMention.sh  business stock&gt; _D10201211121559businessstock.txt">
            <text:p><text:s/>./executeUserMention.sh <text:s/>business stock&gt; _D10201211121559businessstock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business</text:p>
          </table:table-cell>
          <table:table-cell office:value-type="string">
            <text:p>employee</text:p>
          </table:table-cell>
          <table:table-cell table:formula="of:=CONCATENATE([.A37];&quot; &quot;;[.B37];&quot; &quot;;[.C37];&quot;&gt; _D10&quot;;[.$B$1];[.B37];SUBSTITUTE(SUBSTITUTE([.C37];&quot;'&quot;;&quot;&quot;);&quot; &quot;;&quot;&quot;);&quot;.txt&quot;)" office:value-type="string" office:string-value=" ./executeUserMention.sh  business employee&gt; _D10201211121559businessemployee.txt">
            <text:p><text:s/>./executeUserMention.sh <text:s/>business employee&gt; _D10201211121559businessemployee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business</text:p>
          </table:table-cell>
          <table:table-cell office:value-type="string">
            <text:p>economy</text:p>
          </table:table-cell>
          <table:table-cell table:formula="of:=CONCATENATE([.A38];&quot; &quot;;[.B38];&quot; &quot;;[.C38];&quot;&gt; _D10&quot;;[.$B$1];[.B38];SUBSTITUTE(SUBSTITUTE([.C38];&quot;'&quot;;&quot;&quot;);&quot; &quot;;&quot;&quot;);&quot;.txt&quot;)" office:value-type="string" office:string-value=" ./executeUserMention.sh  business economy&gt; _D10201211121559businesseconomy.txt">
            <text:p><text:s/>./executeUserMention.sh <text:s/>business economy&gt; _D10201211121559businesseconomy.txt</text:p>
          </table:table-cell>
          <table:table-cell table:number-columns-repeated="5"/>
        </table:table-row>
        <table:table-row table:style-name="ro2">
          <table:table-cell table:style-name="ce1" office:value-type="string">
            <text:p><text:s/>./executeUserMention.sh </text:p>
          </table:table-cell>
          <table:table-cell table:style-name="ce1" office:value-type="string">
            <text:p>business</text:p>
          </table:table-cell>
          <table:table-cell table:style-name="ce1" office:value-type="string">
            <text:p>startup</text:p>
          </table:table-cell>
          <table:table-cell table:formula="of:=CONCATENATE([.A39];&quot; &quot;;[.B39];&quot; &quot;;[.C39];&quot;&gt; _D10&quot;;[.$B$1];[.B39];SUBSTITUTE(SUBSTITUTE([.C39];&quot;'&quot;;&quot;&quot;);&quot; &quot;;&quot;&quot;);&quot;.txt&quot;)" office:value-type="string" office:string-value=" ./executeUserMention.sh  business startup&gt; _D10201211121559businessstartup.txt">
            <text:p><text:s/>./executeUserMention.sh <text:s/>business startup&gt; _D10201211121559businessstartup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business</text:p>
          </table:table-cell>
          <table:table-cell office:value-type="string">
            <text:p>market</text:p>
          </table:table-cell>
          <table:table-cell table:formula="of:=CONCATENATE([.A40];&quot; &quot;;[.B40];&quot; &quot;;[.C40];&quot;&gt; _D10&quot;;[.$B$1];[.B40];SUBSTITUTE(SUBSTITUTE([.C40];&quot;'&quot;;&quot;&quot;);&quot; &quot;;&quot;&quot;);&quot;.txt&quot;)" office:value-type="string" office:string-value=" ./executeUserMention.sh  business market&gt; _D10201211121559businessmarket.txt">
            <text:p><text:s/>./executeUserMention.sh <text:s/>business market&gt; _D10201211121559businessmarket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business</text:p>
          </table:table-cell>
          <table:table-cell office:value-type="string">
            <text:p>bond</text:p>
          </table:table-cell>
          <table:table-cell table:formula="of:=CONCATENATE([.A41];&quot; &quot;;[.B41];&quot; &quot;;[.C41];&quot;&gt; _D10&quot;;[.$B$1];[.B41];SUBSTITUTE(SUBSTITUTE([.C41];&quot;'&quot;;&quot;&quot;);&quot; &quot;;&quot;&quot;);&quot;.txt&quot;)" office:value-type="string" office:string-value=" ./executeUserMention.sh  business bond&gt; _D10201211121559businessbond.txt">
            <text:p><text:s/>./executeUserMention.sh <text:s/>business bond&gt; _D10201211121559businessbond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business</text:p>
          </table:table-cell>
          <table:table-cell office:value-type="string">
            <text:p>commodity</text:p>
          </table:table-cell>
          <table:table-cell table:formula="of:=CONCATENATE([.A42];&quot; &quot;;[.B42];&quot; &quot;;[.C42];&quot;&gt; _D10&quot;;[.$B$1];[.B42];SUBSTITUTE(SUBSTITUTE([.C42];&quot;'&quot;;&quot;&quot;);&quot; &quot;;&quot;&quot;);&quot;.txt&quot;)" office:value-type="string" office:string-value=" ./executeUserMention.sh  business commodity&gt; _D10201211121559businesscommodity.txt">
            <text:p><text:s/>./executeUserMention.sh <text:s/>business commodity&gt; _D10201211121559businesscommodity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business</text:p>
          </table:table-cell>
          <table:table-cell office:value-type="string">
            <text:p>wealth</text:p>
          </table:table-cell>
          <table:table-cell table:formula="of:=CONCATENATE([.A43];&quot; &quot;;[.B43];&quot; &quot;;[.C43];&quot;&gt; _D10&quot;;[.$B$1];[.B43];SUBSTITUTE(SUBSTITUTE([.C43];&quot;'&quot;;&quot;&quot;);&quot; &quot;;&quot;&quot;);&quot;.txt&quot;)" office:value-type="string" office:string-value=" ./executeUserMention.sh  business wealth&gt; _D10201211121559businesswealth.txt">
            <text:p><text:s/>./executeUserMention.sh <text:s/>business wealth&gt; _D10201211121559businesswealth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business</text:p>
          </table:table-cell>
          <table:table-cell office:value-type="string">
            <text:p>'wall street'</text:p>
          </table:table-cell>
          <table:table-cell table:formula="of:=CONCATENATE([.A44];&quot; &quot;;[.B44];&quot; &quot;;[.C44];&quot;&gt; _D10&quot;;[.$B$1];[.B44];SUBSTITUTE(SUBSTITUTE([.C44];&quot;'&quot;;&quot;&quot;);&quot; &quot;;&quot;&quot;);&quot;.txt&quot;)" office:value-type="string" office:string-value=" ./executeUserMention.sh  business 'wall street'&gt; _D10201211121559businesswallstreet.txt">
            <text:p><text:s/>./executeUserMention.sh <text:s/>business 'wall street'&gt; _D10201211121559businesswallstreet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business</text:p>
          </table:table-cell>
          <table:table-cell office:value-type="string">
            <text:p>earnings</text:p>
          </table:table-cell>
          <table:table-cell table:formula="of:=CONCATENATE([.A45];&quot; &quot;;[.B45];&quot; &quot;;[.C45];&quot;&gt; _D10&quot;;[.$B$1];[.B45];SUBSTITUTE(SUBSTITUTE([.C45];&quot;'&quot;;&quot;&quot;);&quot; &quot;;&quot;&quot;);&quot;.txt&quot;)" office:value-type="string" office:string-value=" ./executeUserMention.sh  business earnings&gt; _D10201211121559businessearnings.txt">
            <text:p><text:s/>./executeUserMention.sh <text:s/>business earnings&gt; _D10201211121559businessearnings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science</text:p>
          </table:table-cell>
          <table:table-cell office:value-type="string">
            <text:p>environment</text:p>
          </table:table-cell>
          <table:table-cell table:formula="of:=CONCATENATE([.A46];&quot; &quot;;[.B46];&quot; &quot;;[.C46];&quot;&gt; _D10&quot;;[.$B$1];[.B46];SUBSTITUTE(SUBSTITUTE([.C46];&quot;'&quot;;&quot;&quot;);&quot; &quot;;&quot;&quot;);&quot;.txt&quot;)" office:value-type="string" office:string-value=" ./executeUserMention.sh  science environment&gt; _D10201211121559scienceenvironment.txt">
            <text:p><text:s/>./executeUserMention.sh <text:s/>science environment&gt; _D10201211121559scienceenvironment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science</text:p>
          </table:table-cell>
          <table:table-cell office:value-type="string">
            <text:p>space</text:p>
          </table:table-cell>
          <table:table-cell table:formula="of:=CONCATENATE([.A47];&quot; &quot;;[.B47];&quot; &quot;;[.C47];&quot;&gt; _D10&quot;;[.$B$1];[.B47];SUBSTITUTE(SUBSTITUTE([.C47];&quot;'&quot;;&quot;&quot;);&quot; &quot;;&quot;&quot;);&quot;.txt&quot;)" office:value-type="string" office:string-value=" ./executeUserMention.sh  science space&gt; _D10201211121559sciencespace.txt">
            <text:p><text:s/>./executeUserMention.sh <text:s/>science space&gt; _D10201211121559sciencespace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science</text:p>
          </table:table-cell>
          <table:table-cell office:value-type="string">
            <text:p>cosmos</text:p>
          </table:table-cell>
          <table:table-cell table:formula="of:=CONCATENATE([.A48];&quot; &quot;;[.B48];&quot; &quot;;[.C48];&quot;&gt; _D10&quot;;[.$B$1];[.B48];SUBSTITUTE(SUBSTITUTE([.C48];&quot;'&quot;;&quot;&quot;);&quot; &quot;;&quot;&quot;);&quot;.txt&quot;)" office:value-type="string" office:string-value=" ./executeUserMention.sh  science cosmos&gt; _D10201211121559sciencecosmos.txt">
            <text:p><text:s/>./executeUserMention.sh <text:s/>science cosmos&gt; _D10201211121559sciencecosmos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table:number-columns-repeated="2" office:value-type="string">
            <text:p>entertainment</text:p>
          </table:table-cell>
          <table:table-cell table:formula="of:=CONCATENATE([.A49];&quot; &quot;;[.B49];&quot; &quot;;[.C49];&quot;&gt; _D10&quot;;[.$B$1];[.B49];SUBSTITUTE(SUBSTITUTE([.C49];&quot;'&quot;;&quot;&quot;);&quot; &quot;;&quot;&quot;);&quot;.txt&quot;)" office:value-type="string" office:string-value=" ./executeUserMention.sh  entertainment entertainment&gt; _D10201211121559entertainmententertainment.txt">
            <text:p><text:s/>./executeUserMention.sh <text:s/>entertainment entertainment&gt; _D10201211121559entertainmententertainment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entertainment</text:p>
          </table:table-cell>
          <table:table-cell office:value-type="string">
            <text:p>mtv</text:p>
          </table:table-cell>
          <table:table-cell table:formula="of:=CONCATENATE([.A50];&quot; &quot;;[.B50];&quot; &quot;;[.C50];&quot;&gt; _D10&quot;;[.$B$1];[.B50];SUBSTITUTE(SUBSTITUTE([.C50];&quot;'&quot;;&quot;&quot;);&quot; &quot;;&quot;&quot;);&quot;.txt&quot;)" office:value-type="string" office:string-value=" ./executeUserMention.sh  entertainment mtv&gt; _D10201211121559entertainmentmtv.txt">
            <text:p><text:s/>./executeUserMention.sh <text:s/>entertainment mtv&gt; _D10201211121559entertainmentmtv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entertainment</text:p>
          </table:table-cell>
          <table:table-cell office:value-type="string">
            <text:p>music</text:p>
          </table:table-cell>
          <table:table-cell table:formula="of:=CONCATENATE([.A51];&quot; &quot;;[.B51];&quot; &quot;;[.C51];&quot;&gt; _D10&quot;;[.$B$1];[.B51];SUBSTITUTE(SUBSTITUTE([.C51];&quot;'&quot;;&quot;&quot;);&quot; &quot;;&quot;&quot;);&quot;.txt&quot;)" office:value-type="string" office:string-value=" ./executeUserMention.sh  entertainment music&gt; _D10201211121559entertainmentmusic.txt">
            <text:p><text:s/>./executeUserMention.sh <text:s/>entertainment music&gt; _D10201211121559entertainmentmusic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entertainment</text:p>
          </table:table-cell>
          <table:table-cell office:value-type="string">
            <text:p>videos</text:p>
          </table:table-cell>
          <table:table-cell table:formula="of:=CONCATENATE([.A52];&quot; &quot;;[.B52];&quot; &quot;;[.C52];&quot;&gt; _D10&quot;;[.$B$1];[.B52];SUBSTITUTE(SUBSTITUTE([.C52];&quot;'&quot;;&quot;&quot;);&quot; &quot;;&quot;&quot;);&quot;.txt&quot;)" office:value-type="string" office:string-value=" ./executeUserMention.sh  entertainment videos&gt; _D10201211121559entertainmentvideos.txt">
            <text:p><text:s/>./executeUserMention.sh <text:s/>entertainment videos&gt; _D10201211121559entertainmentvideos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entertainment</text:p>
          </table:table-cell>
          <table:table-cell office:value-type="string">
            <text:p>books</text:p>
          </table:table-cell>
          <table:table-cell table:formula="of:=CONCATENATE([.A53];&quot; &quot;;[.B53];&quot; &quot;;[.C53];&quot;&gt; _D10&quot;;[.$B$1];[.B53];SUBSTITUTE(SUBSTITUTE([.C53];&quot;'&quot;;&quot;&quot;);&quot; &quot;;&quot;&quot;);&quot;.txt&quot;)" office:value-type="string" office:string-value=" ./executeUserMention.sh  entertainment books&gt; _D10201211121559entertainmentbooks.txt">
            <text:p><text:s/>./executeUserMention.sh <text:s/>entertainment books&gt; _D10201211121559entertainmentbooks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entertainment</text:p>
          </table:table-cell>
          <table:table-cell office:value-type="string">
            <text:p>theatre</text:p>
          </table:table-cell>
          <table:table-cell table:formula="of:=CONCATENATE([.A54];&quot; &quot;;[.B54];&quot; &quot;;[.C54];&quot;&gt; _D10&quot;;[.$B$1];[.B54];SUBSTITUTE(SUBSTITUTE([.C54];&quot;'&quot;;&quot;&quot;);&quot; &quot;;&quot;&quot;);&quot;.txt&quot;)" office:value-type="string" office:string-value=" ./executeUserMention.sh  entertainment theatre&gt; _D10201211121559entertainmenttheatre.txt">
            <text:p><text:s/>./executeUserMention.sh <text:s/>entertainment theatre&gt; _D10201211121559entertainmenttheatre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retail</text:p>
          </table:table-cell>
          <table:table-cell office:value-type="string">
            <text:p>macys</text:p>
          </table:table-cell>
          <table:table-cell table:formula="of:=CONCATENATE([.A55];&quot; &quot;;[.B55];&quot; &quot;;[.C55];&quot;&gt; _D10&quot;;[.$B$1];[.B55];SUBSTITUTE(SUBSTITUTE([.C55];&quot;'&quot;;&quot;&quot;);&quot; &quot;;&quot;&quot;);&quot;.txt&quot;)" office:value-type="string" office:string-value=" ./executeUserMention.sh  retail macys&gt; _D10201211121559retailmacys.txt">
            <text:p><text:s/>./executeUserMention.sh <text:s/>retail macys&gt; _D10201211121559retailmacys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retail</text:p>
          </table:table-cell>
          <table:table-cell office:value-type="string">
            <text:p>bloomingdales</text:p>
          </table:table-cell>
          <table:table-cell table:formula="of:=CONCATENATE([.A56];&quot; &quot;;[.B56];&quot; &quot;;[.C56];&quot;&gt; _D10&quot;;[.$B$1];[.B56];SUBSTITUTE(SUBSTITUTE([.C56];&quot;'&quot;;&quot;&quot;);&quot; &quot;;&quot;&quot;);&quot;.txt&quot;)" office:value-type="string" office:string-value=" ./executeUserMention.sh  retail bloomingdales&gt; _D10201211121559retailbloomingdales.txt">
            <text:p><text:s/>./executeUserMention.sh <text:s/>retail bloomingdales&gt; _D10201211121559retailbloomingdales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retail</text:p>
          </table:table-cell>
          <table:table-cell office:value-type="string">
            <text:p>ross</text:p>
          </table:table-cell>
          <table:table-cell table:formula="of:=CONCATENATE([.A57];&quot; &quot;;[.B57];&quot; &quot;;[.C57];&quot;&gt; _D10&quot;;[.$B$1];[.B57];SUBSTITUTE(SUBSTITUTE([.C57];&quot;'&quot;;&quot;&quot;);&quot; &quot;;&quot;&quot;);&quot;.txt&quot;)" office:value-type="string" office:string-value=" ./executeUserMention.sh  retail ross&gt; _D10201211121559retailross.txt">
            <text:p><text:s/>./executeUserMention.sh <text:s/>retail ross&gt; _D10201211121559retailross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retail</text:p>
          </table:table-cell>
          <table:table-cell office:value-type="string">
            <text:p>gap</text:p>
          </table:table-cell>
          <table:table-cell table:formula="of:=CONCATENATE([.A58];&quot; &quot;;[.B58];&quot; &quot;;[.C58];&quot;&gt; _D10&quot;;[.$B$1];[.B58];SUBSTITUTE(SUBSTITUTE([.C58];&quot;'&quot;;&quot;&quot;);&quot; &quot;;&quot;&quot;);&quot;.txt&quot;)" office:value-type="string" office:string-value=" ./executeUserMention.sh  retail gap&gt; _D10201211121559retailgap.txt">
            <text:p><text:s/>./executeUserMention.sh <text:s/>retail gap&gt; _D10201211121559retailgap.txt</text:p>
          </table:table-cell>
          <table:table-cell table:number-columns-repeated="5"/>
        </table:table-row>
        <table:table-row table:style-name="ro2">
          <table:table-cell office:value-type="string">
            <text:p><text:s/>./executeUserMention.sh </text:p>
          </table:table-cell>
          <table:table-cell office:value-type="string">
            <text:p>retail</text:p>
          </table:table-cell>
          <table:table-cell office:value-type="string">
            <text:p>jcrew</text:p>
          </table:table-cell>
          <table:table-cell table:formula="of:=CONCATENATE([.A59];&quot; &quot;;[.B59];&quot; &quot;;[.C59];&quot;&gt; _D10&quot;;[.$B$1];[.B59];SUBSTITUTE(SUBSTITUTE([.C59];&quot;'&quot;;&quot;&quot;);&quot; &quot;;&quot;&quot;);&quot;.txt&quot;)" office:value-type="string" office:string-value=" ./executeUserMention.sh  retail jcrew&gt; _D10201211121559retailjcrew.txt">
            <text:p><text:s/>./executeUserMention.sh <text:s/>retail jcrew&gt; _D10201211121559retailjcrew.txt</text:p>
          </table:table-cell>
          <table:table-cell table:number-columns-repeated="5"/>
        </table:table-row>
        <table:table-row table:style-name="ro2" table:number-rows-repeated="1048515">
          <table:table-cell table:number-columns-repeated="9"/>
        </table:table-row>
        <table:table-row table:style-name="ro2">
          <table:table-cell table:style-name="ce2"/>
          <table:table-cell table:number-columns-repeated="8"/>
        </table:table-row>
        <table:table-row table:style-name="ro2">
          <table:table-cell table:style-name="ce2"/>
          <table:table-cell table:number-columns-repeated="8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1T16:48:01</meta:creation-date>
    <dc:date>2012-11-12T15:59:51</dc:date>
    <meta:editing-duration>PT6M33S</meta:editing-duration>
    <meta:editing-cycles>3</meta:editing-cycles>
    <meta:generator>LibreOffice/3.5$Linux_x86 LibreOffice_project/350m1$Build-2</meta:generator>
    <meta:document-statistic meta:table-count="3" meta:cell-count="236" meta:object-count="0"/>
  </office:meta>
</office:document-meta>
</file>